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Mono1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1.4pt"/>
    </style:style>
    <style:style style:name="co2" style:family="table-column">
      <style:table-column-properties fo:break-before="auto" style:column-width="151.5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20.21pt" fo:break-before="auto" style:use-optimal-row-height="false"/>
    </style:style>
    <style:style style:name="ro2" style:family="table-row">
      <style:table-row-properties style:row-height="34.24pt" fo:break-before="auto" style:use-optimal-row-height="false"/>
    </style:style>
    <style:style style:name="ro3" style:family="table-row">
      <style:table-row-properties style:row-height="17.09pt" fo:break-before="auto" style:use-optimal-row-height="false"/>
    </style:style>
    <style:style style:name="ro4" style:family="table-row">
      <style:table-row-properties style:row-height="18.96pt" fo:break-before="auto" style:use-optimal-row-height="false"/>
    </style:style>
    <style:style style:name="ro5" style:family="table-row">
      <style:table-row-properties style:row-height="17.74pt" fo:break-before="auto" style:use-optimal-row-height="false"/>
    </style:style>
    <style:style style:name="ro6" style:family="table-row">
      <style:table-row-properties style:row-height="16.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" style:family="table-cell" style:parent-style-name="Default">
      <style:table-cell-properties style:text-align-source="value-type" style:repeat-content="false" style:vertical-align="middle"/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style:text-align-source="value-type" style:repeat-content="false" style:vertical-align="middle"/>
      <style:text-properties style:font-name="Liberation Sans" fo:font-size="9pt" fo:font-weight="bold" style:font-name-asian="Noto Sans CJK SC Regular" style:font-size-asian="9pt" style:font-weight-asian="bold" style:font-name-complex="FreeSans" style:font-size-complex="9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zh" style:country-asian="CN" style:font-style-asian="normal" style:font-weight-asian="bold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 style:direction="ttb" style:vertical-align="middle"/>
      <style:text-properties fo:font-size="9pt" style:font-size-asian="9pt" style:font-size-complex="9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number-columns-repeated="1020" table:default-cell-style-name="ce1"/>
        <table:table-row table:style-name="ro1">
          <table:table-cell/>
          <table:table-cell table:style-name="ce4" office:value-type="string" calcext:value-type="string">
            <text:p>Small</text:p>
          </table:table-cell>
          <table:table-cell table:style-name="ce4" office:value-type="string" calcext:value-type="string">
            <text:p>1M</text:p>
          </table:table-cell>
          <table:table-cell table:style-name="ce4" office:value-type="string" calcext:value-type="string">
            <text:p>10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aseline Predictors</text:p>
          </table:table-cell>
          <table:table-cell table:style-name="ce5" office:value-type="string" calcext:value-type="string">
            <text:p>[ 0.70636288  0.9240774 ]</text:p>
            <text:p>[ 0.03976572  0.04848452]</text:p>
            <text:p>0.86s</text:p>
          </table:table-cell>
          <table:table-cell table:style-name="ce7" office:value-type="string" calcext:value-type="string">
            <text:p>[ 0.73582817  0.93238951]</text:p>
            <text:p>[ 0.00618932  0.00796124]</text:p>
            <text:p>3.54s</text:p>
          </table:table-cell>
          <table:table-cell table:style-name="ce9" office:value-type="string" calcext:value-type="string">
            <text:p>[ 0.68353923  0.88470928]</text:p>
            <text:p>[ 0.00506324  0.00563189]</text:p>
            <text:p>104.16s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5"/>
          <table:table-cell table:style-name="ce7"/>
          <table:table-cell table:style-name="ce9"/>
          <table:table-cell table:number-columns-repeated="1020"/>
        </table:table-row>
        <table:table-row table:style-name="ro3">
          <table:table-cell table:style-name="ce3" office:value-type="string" calcext:value-type="string">
            <text:p>User-User CF</text:p>
          </table:table-cell>
          <table:table-cell table:style-name="ce5"/>
          <table:table-cell table:style-name="ce10" table:number-columns-repeated="2"/>
          <table:table-cell table:number-columns-repeated="1020"/>
        </table:table-row>
        <table:table-row table:style-name="ro2">
          <table:table-cell table:style-name="ce2" office:value-type="string" calcext:value-type="string">
            <text:p>k=50, cosine</text:p>
          </table:table-cell>
          <table:table-cell table:style-name="ce6" office:value-type="string" calcext:value-type="string">
            <text:p>[ 0.68769845  0.91052481]</text:p>
            <text:p>[ 0.03957935  0.05045186]</text:p>
            <text:p>2.97s</text:p>
          </table:table-cell>
          <table:table-cell table:style-name="ce8" office:value-type="string" calcext:value-type="string">
            <text:p>[ 0.69096661  0.88942587]</text:p>
            <text:p>[ 0.0059866   0.00777458]</text:p>
            <text:p>108.12s</text:p>
          </table:table-cell>
          <table:table-cell table:style-name="ce10"/>
          <table:table-cell table:number-columns-repeated="1020"/>
        </table:table-row>
        <table:table-row table:style-name="ro2">
          <table:table-cell table:style-name="ce2" office:value-type="string" calcext:value-type="string">
            <text:p>k=50, Pearson</text:p>
            <text:p>Threshold=50</text:p>
          </table:table-cell>
          <table:table-cell table:style-name="ce7" office:value-type="string" calcext:value-type="string">
            <text:p>[ 0.68678815  0.91075114]</text:p>
            <text:p>[ 0.04002981  0.05106046]</text:p>
            <text:p>3.58s</text:p>
          </table:table-cell>
          <table:table-cell table:style-name="ce7" office:value-type="string" calcext:value-type="string">
            <text:p>[ 0.6930541   0.89757946]</text:p>
            <text:p>[ 0.00602879  0.00790289]</text:p>
            <text:p>115.77s</text:p>
          </table:table-cell>
          <table:table-cell table:style-name="ce10"/>
          <table:table-cell table:number-columns-repeated="1020"/>
        </table:table-row>
        <table:table-row table:style-name="ro2">
          <table:table-cell table:style-name="ce2" office:value-type="string" calcext:value-type="string">
            <text:p>k=50, Pearson</text:p>
            <text:p>Threshold=0</text:p>
          </table:table-cell>
          <table:table-cell table:style-name="ce7" office:value-type="string" calcext:value-type="string">
            <text:p>[ 0.69570242  0.91823658]</text:p>
            <text:p>[ 0.03940821  0.04962219]</text:p>
            <text:p>3.36s</text:p>
          </table:table-cell>
          <table:table-cell table:style-name="ce7" office:value-type="string" calcext:value-type="string">
            <text:p>[ 0.72124687  0.91558964]</text:p>
            <text:p>[ 0.00710999  0.00866782]</text:p>
            <text:p>113.43s</text:p>
          </table:table-cell>
          <table:table-cell table:style-name="ce10"/>
          <table:table-cell table:number-columns-repeated="1020"/>
        </table:table-row>
        <table:table-row table:style-name="ro2">
          <table:table-cell table:style-name="ce2" office:value-type="string" calcext:value-type="string">
            <text:p>k=30, cosine</text:p>
          </table:table-cell>
          <table:table-cell table:style-name="ce7" office:value-type="string" calcext:value-type="string">
            <text:p>[ 0.6873659   0.91069609]</text:p>
            <text:p>[ 0.03972557  0.05055728]</text:p>
            <text:p>3.03s</text:p>
          </table:table-cell>
          <table:table-cell table:style-name="ce7" office:value-type="string" calcext:value-type="string">
            <text:p>[ 0.69118454  0.89026469]</text:p>
            <text:p>[ 0.00571811  0.00756015]</text:p>
            <text:p>109.15s</text:p>
          </table:table-cell>
          <table:table-cell table:style-name="ce7" office:value-type="string" calcext:value-type="string">
            <text:p>[ 0.63429062  0.83307861]</text:p>
            <text:p>[ 0.00423445  0.00520165]</text:p>
            <text:p>13098.84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=30, Pearson</text:p>
            <text:p>Threshold=50</text:p>
          </table:table-cell>
          <table:table-cell table:style-name="ce8" office:value-type="string" calcext:value-type="string">
            <text:p>[ 0.68661673  0.91175754]</text:p>
            <text:p>[ 0.04028063  0.051432  ]</text:p>
            <text:p>3.61s</text:p>
          </table:table-cell>
          <table:table-cell table:style-name="ce7" office:value-type="string" calcext:value-type="string">
            <text:p>[ 0.69333415  0.89919727]</text:p>
            <text:p>[ 0.00591889  0.00777067]</text:p>
            <text:p>114.31s</text:p>
          </table:table-cell>
          <table:table-cell table:style-name="ce10"/>
          <table:table-cell table:number-columns-repeated="1020"/>
        </table:table-row>
        <table:table-row table:style-name="ro2">
          <table:table-cell table:style-name="ce2" office:value-type="string" calcext:value-type="string">
            <text:p>k=20, cosine</text:p>
          </table:table-cell>
          <table:table-cell table:style-name="ce7" office:value-type="string" calcext:value-type="string">
            <text:p>[ 0.68824559  0.91231047]</text:p>
            <text:p>[ 0.04043242  0.05165535]</text:p>
            <text:p>2.94s</text:p>
          </table:table-cell>
          <table:table-cell table:style-name="ce7" office:value-type="string" calcext:value-type="string">
            <text:p>[ 0.69334723  0.89365315]</text:p>
            <text:p>[ 0.00574724  0.00733957]</text:p>
            <text:p>107.45s</text:p>
          </table:table-cell>
          <table:table-cell table:style-name="ce7" office:value-type="string" calcext:value-type="string">
            <text:p>[ 0.63708163  0.83669318]</text:p>
            <text:p>[ 0.00421082  0.00519587]</text:p>
            <text:p>12869.43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=20, Pearson</text:p>
            <text:p>Threshold=50</text:p>
          </table:table-cell>
          <table:table-cell table:style-name="ce7" office:value-type="string" calcext:value-type="string">
            <text:p>[ 0.68732271  0.91360253]</text:p>
            <text:p>[ 0.04040405  0.05190455]</text:p>
            <text:p>3.54s</text:p>
          </table:table-cell>
          <table:table-cell table:style-name="ce7" office:value-type="string" calcext:value-type="string">
            <text:p>[ 0.695312    0.90249986]</text:p>
            <text:p>[ 0.0058742   0.00757508]</text:p>
            <text:p>115.13s</text:p>
          </table:table-cell>
          <table:table-cell table:style-name="ce10"/>
          <table:table-cell table:number-columns-repeated="1020"/>
        </table:table-row>
        <table:table-row table:style-name="ro2">
          <table:table-cell table:style-name="ce2" office:value-type="string" calcext:value-type="string">
            <text:p>k=10, cosine</text:p>
          </table:table-cell>
          <table:table-cell table:style-name="ce7" office:value-type="string" calcext:value-type="string">
            <text:p>[ 0.69336068  0.91962041]</text:p>
            <text:p>[ 0.04043774  0.05192542]</text:p>
            <text:p>2.88s</text:p>
          </table:table-cell>
          <table:table-cell table:style-name="ce7" office:value-type="string" calcext:value-type="string">
            <text:p>[ 0.70336657  0.90707303]</text:p>
            <text:p>[ 0.00600573  0.00735361]</text:p>
            <text:p>107.94s</text:p>
          </table:table-cell>
          <table:table-cell table:style-name="ce7" office:value-type="string" calcext:value-type="string">
            <text:p>[ 0.64703277  0.84975022]</text:p>
            <text:p>[ 0.00430347  0.00530791]</text:p>
            <text:p>12835.15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=10, Pearson</text:p>
            <text:p>Threshold=50</text:p>
          </table:table-cell>
          <table:table-cell table:style-name="ce7" office:value-type="string" calcext:value-type="string">
            <text:p>[ 0.69137955  0.92033388]</text:p>
            <text:p>[ 0.04071521  0.05197732]</text:p>
            <text:p>3.51s</text:p>
          </table:table-cell>
          <table:table-cell table:style-name="ce7" office:value-type="string" calcext:value-type="string">
            <text:p>[ 0.70464059  0.9159707 ]</text:p>
            <text:p>[ 0.0058489   0.00745073]</text:p>
            <text:p>115.02s</text:p>
          </table:table-cell>
          <table:table-cell table:style-name="ce10"/>
          <table:table-cell table:number-columns-repeated="1020"/>
        </table:table-row>
        <table:table-row table:style-name="ro2">
          <table:table-cell table:style-name="ce2" office:value-type="string" calcext:value-type="string">
            <text:p>k=5, Pearson</text:p>
            <text:p>Threshold=50</text:p>
          </table:table-cell>
          <table:table-cell table:style-name="ce7" office:value-type="string" calcext:value-type="string">
            <text:p>[ 0.7072486   0.94037855]</text:p>
            <text:p>[ 0.04100145  0.05224846]</text:p>
            <text:p>3.49s</text:p>
          </table:table-cell>
          <table:table-cell table:style-name="ce7" office:value-type="string" calcext:value-type="string">
            <text:p>[ 0.72451473  0.94388954]</text:p>
            <text:p>[ 0.00599481  0.00723183]</text:p>
            <text:p>113.63s</text:p>
          </table:table-cell>
          <table:table-cell table:style-name="ce10"/>
          <table:table-cell table:number-columns-repeated="1020"/>
        </table:table-row>
        <table:table-row table:style-name="ro2">
          <table:table-cell table:style-name="ce2"/>
          <table:table-cell table:style-name="ce7" table:number-columns-repeated="2"/>
          <table:table-cell table:style-name="ce10"/>
          <table:table-cell table:number-columns-repeated="1020"/>
        </table:table-row>
        <table:table-row table:style-name="ro4">
          <table:table-cell table:style-name="ce2" office:value-type="string" calcext:value-type="string">
            <text:p>Item-Item CF</text:p>
          </table:table-cell>
          <table:table-cell table:style-name="ce5"/>
          <table:table-cell table:style-name="ce10" table:number-columns-repeated="2"/>
          <table:table-cell table:number-columns-repeated="1020"/>
        </table:table-row>
        <table:table-row table:style-name="ro2">
          <table:table-cell table:style-name="ce2" office:value-type="string" calcext:value-type="string">
            <text:p>k=50</text:p>
          </table:table-cell>
          <table:table-cell table:style-name="ce7" office:value-type="string" calcext:value-type="string">
            <text:p>[ 0.7014513  0.9197305]</text:p>
            <text:p>[ 0.03501232  0.04429927]</text:p>
            <text:p>15.49s</text:p>
          </table:table-cell>
          <table:table-cell table:style-name="ce7" office:value-type="string" calcext:value-type="string">
            <text:p>[ 0.7574312   0.96565037]</text:p>
            <text:p>[ 0.00708816  0.00901587]</text:p>
            <text:p>25.63s</text:p>
          </table:table-cell>
          <table:table-cell table:style-name="ce10"/>
          <table:table-cell table:number-columns-repeated="1020"/>
        </table:table-row>
        <table:table-row table:style-name="ro2">
          <table:table-cell table:style-name="ce2" office:value-type="string" calcext:value-type="string">
            <text:p>k=50</text:p>
            <text:p>-baseline</text:p>
          </table:table-cell>
          <table:table-cell table:style-name="ce8" office:value-type="string" calcext:value-type="string">
            <text:p><text:span text:style-name="T1">[ 0.71202299  0.92857475]</text:span></text:p>
            <text:p><text:span text:style-name="T1">[ 0.03608362  0.04438737]</text:span></text:p>
            <text:p><text:span text:style-name="T1">17.32s</text:span></text:p>
          </table:table-cell>
          <table:table-cell table:style-name="ce7" office:value-type="string" calcext:value-type="string">
            <text:p>[ 0.71601012  0.90901374]</text:p>
            <text:p>[ 0.00568306  0.00685687]</text:p>
            <text:p>26.92s</text:p>
          </table:table-cell>
          <table:table-cell table:style-name="ce10"/>
          <table:table-cell table:number-columns-repeated="1020"/>
        </table:table-row>
        <table:table-row table:style-name="ro2">
          <table:table-cell table:style-name="ce2" office:value-type="string" calcext:value-type="string">
            <text:p>k=30</text:p>
          </table:table-cell>
          <table:table-cell table:style-name="ce7" office:value-type="string" calcext:value-type="string">
            <text:p>[ 0.6942067   0.91264741]</text:p>
            <text:p>[ 0.03467746  0.04495988]</text:p>
            <text:p>15.53s</text:p>
          </table:table-cell>
          <table:table-cell table:style-name="ce7" office:value-type="string" calcext:value-type="string">
            <text:p>[ 0.74659537  0.95496572]</text:p>
            <text:p>[ 0.00715783  0.00878321]</text:p>
            <text:p>25.27s</text:p>
          </table:table-cell>
          <table:table-cell table:style-name="ce7" office:value-type="string" calcext:value-type="string">
            <text:p>[ 0.69342236  0.90582888]</text:p>
            <text:p>[ 0.00408067  0.0047727 ]</text:p>
            <text:p>1514.02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=30</text:p>
            <text:p>-baseline</text:p>
          </table:table-cell>
          <table:table-cell table:style-name="ce7" office:value-type="string" calcext:value-type="string">
            <text:p>[ 0.71348138  0.92936796]</text:p>
            <text:p>[ 0.03550727  0.0444057 ]</text:p>
            <text:p>17.38s</text:p>
          </table:table-cell>
          <table:table-cell table:style-name="ce7" office:value-type="string" calcext:value-type="string">
            <text:p>[ 0.71073723  0.90436445]</text:p>
            <text:p>[ 0.005828    0.00689018]</text:p>
            <text:p>26.67s</text:p>
          </table:table-cell>
          <table:table-cell table:style-name="ce7" office:value-type="string" calcext:value-type="string">
            <text:p>[ 0.63886738  0.83586413]</text:p>
            <text:p>[ 0.00417431  0.00484095]</text:p>
            <text:p>2530.85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=20</text:p>
          </table:table-cell>
          <table:table-cell table:style-name="ce8" office:value-type="string" calcext:value-type="string">
            <text:p>[ 0.69011023  0.90885265]</text:p>
            <text:p>[ 0.03433453  0.04494608]</text:p>
            <text:p>15.49s</text:p>
          </table:table-cell>
          <table:table-cell table:style-name="ce7" office:value-type="string" calcext:value-type="string">
            <text:p>[ 0.74027454  0.94934122]</text:p>
            <text:p>[ 0.00722305  0.00868365]</text:p>
            <text:p>25.18s</text:p>
          </table:table-cell>
          <table:table-cell table:style-name="ce7" office:value-type="string" calcext:value-type="string">
            <text:p>[ 0.68770728  0.90047599]</text:p>
            <text:p>[ 0.00395321  0.00478162]</text:p>
            <text:p>1512.76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=20</text:p>
            <text:p>-baseline</text:p>
          </table:table-cell>
          <table:table-cell table:style-name="ce7" office:value-type="string" calcext:value-type="string">
            <text:p>[ 0.71484554  0.93113215]</text:p>
            <text:p>[ 0.03458719  0.04386098]</text:p>
            <text:p>17.32s</text:p>
          </table:table-cell>
          <table:table-cell table:style-name="ce8" office:value-type="string" calcext:value-type="string">
            <text:p>[ 0.70749616  0.9023162 ]</text:p>
            <text:p>[ 0.0057007   0.00684095]</text:p>
            <text:p>26.59s</text:p>
          </table:table-cell>
          <table:table-cell table:style-name="ce7" office:value-type="string" calcext:value-type="string">
            <text:p>[ 0.6372863   0.83503488]</text:p>
            <text:p>[ 0.00411173  0.00479765]</text:p>
            <text:p>2963.08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=10</text:p>
          </table:table-cell>
          <table:table-cell table:style-name="ce7" office:value-type="string" calcext:value-type="string">
            <text:p>[ 0.69149314  0.91149824]</text:p>
            <text:p>[ 0.03342668  0.04430441]</text:p>
            <text:p>15.44s</text:p>
          </table:table-cell>
          <table:table-cell table:style-name="ce7" office:value-type="string" calcext:value-type="string">
            <text:p>[ 0.73660259  0.94963837]</text:p>
            <text:p>[ 0.00695695  0.00840849]</text:p>
            <text:p>25.03s</text:p>
          </table:table-cell>
          <table:table-cell table:style-name="ce7" office:value-type="string" calcext:value-type="string">
            <text:p>[ 0.68399744  0.89915936]</text:p>
            <text:p>[ 0.00390822  0.00487899]</text:p>
            <text:p>1509.71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=10</text:p>
            <text:p>-baseline</text:p>
          </table:table-cell>
          <table:table-cell table:style-name="ce7" office:value-type="string" calcext:value-type="string">
            <text:p>[ 0.72317491  0.94228558]</text:p>
            <text:p>[ 0.03562149  0.04538834]</text:p>
            <text:p>17.31s</text:p>
          </table:table-cell>
          <table:table-cell table:style-name="ce7" office:value-type="string" calcext:value-type="string">
            <text:p>[ 0.70865622  0.90815238]</text:p>
            <text:p>[ 0.00586002  0.0070372 ]</text:p>
            <text:p>26.51s</text:p>
          </table:table-cell>
          <table:table-cell table:style-name="ce7" office:value-type="string" calcext:value-type="string">
            <text:p>[ 0.63990151  0.84122246]</text:p>
            <text:p>[ 0.00398476  0.00474418]</text:p>
            <text:p>2361.97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=5</text:p>
          </table:table-cell>
          <table:table-cell table:style-name="ce7" office:value-type="string" calcext:value-type="string">
            <text:p>[ 0.70386806  0.93056899]</text:p>
            <text:p>[ 0.03548121  0.04677974]</text:p>
            <text:p>15.47s</text:p>
          </table:table-cell>
          <table:table-cell table:style-name="ce7" office:value-type="string" calcext:value-type="string">
            <text:p><text:span text:style-name="T2">[ 0.74621726  0.97088844]</text:span></text:p>
            <text:p><text:span text:style-name="T2">[ 0.00697357  0.00891143]</text:span></text:p>
            <text:p><text:span text:style-name="T2">24.94s</text:span>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k=5</text:p>
            <text:p>-baseline</text:p>
          </table:table-cell>
          <table:table-cell table:style-name="ce7" office:value-type="string" calcext:value-type="string">
            <text:p>[ 0.74343702  0.97042718]</text:p>
            <text:p>[ 0.03695936  0.04742794]</text:p>
            <text:p>17.34s</text:p>
          </table:table-cell>
          <table:table-cell table:style-name="ce7" office:value-type="string" calcext:value-type="string">
            <text:p>[ 0.72304092  0.93549282]</text:p>
            <text:p>[ 0.00670467  0.00807392]</text:p>
            <text:p>26.38s</text:p>
          </table:table-cell>
          <table:table-cell table:style-name="ce7"/>
          <table:table-cell table:number-columns-repeated="1020"/>
        </table:table-row>
        <table:table-row table:style-name="ro5">
          <table:table-cell table:style-name="ce2"/>
          <table:table-cell table:style-name="ce5"/>
          <table:table-cell table:style-name="ce10" table:number-columns-repeated="2"/>
          <table:table-cell table:number-columns-repeated="1020"/>
        </table:table-row>
        <table:table-row table:style-name="ro2">
          <table:table-cell table:style-name="ce2" office:value-type="string" calcext:value-type="string">
            <text:p>SO Basic</text:p>
          </table:table-cell>
          <table:table-cell table:style-name="ce9" office:value-type="string" calcext:value-type="string">
            <text:p>[ 0.70061466  0.91907942]</text:p>
            <text:p>[ 0.03729916  0.04651409]</text:p>
            <text:p>32.64s</text:p>
          </table:table-cell>
          <table:table-cell table:style-name="ce7" office:value-type="string" calcext:value-type="string">
            <text:p>[ 0.71603727  0.9088292 ]</text:p>
            <text:p>[ 0.00631362  0.00825646]</text:p>
            <text:p>34.70s</text:p>
          </table:table-cell>
          <table:table-cell table:style-name="ce7" office:value-type="string" calcext:value-type="string">
            <text:p>[ 0.66513513  0.86238381]</text:p>
            <text:p>[ 0.00463639  0.0054814 ]</text:p>
            <text:p>2394.97s</text:p>
          </table:table-cell>
          <table:table-cell table:number-columns-repeated="1020"/>
        </table:table-row>
        <table:table-row table:style-name="ro6">
          <table:table-cell table:style-name="ce2"/>
          <table:table-cell table:style-name="ce10" table:number-columns-repeated="3"/>
          <table:table-cell table:number-columns-repeated="1020"/>
        </table:table-row>
        <table:table-row table:style-name="ro2">
          <table:table-cell table:style-name="ce2" office:value-type="string" calcext:value-type="string">
            <text:p>SO Weighted</text:p>
          </table:table-cell>
          <table:table-cell table:style-name="ce9" office:value-type="string" calcext:value-type="string">
            <text:p>[ 0.69201308  0.90711616]</text:p>
            <text:p>[ 0.03660413  0.04690071]</text:p>
            <text:p>32.57s</text:p>
          </table:table-cell>
          <table:table-cell table:style-name="ce7" office:value-type="string" calcext:value-type="string">
            <text:p>[ 0.71317731  0.90439668]</text:p>
            <text:p>[ 0.00623002  0.0078263 ]</text:p>
            <text:p>36.94s</text:p>
          </table:table-cell>
          <table:table-cell table:style-name="ce7" office:value-type="string" calcext:value-type="string">
            <text:p>[ 0.66381476  0.85985245]</text:p>
            <text:p>[ 0.0047485   0.00553586]</text:p>
            <text:p>2452.92s</text:p>
          </table:table-cell>
          <table:table-cell table:number-columns-repeated="1020"/>
        </table:table-row>
        <table:table-row table:style-name="ro6">
          <table:table-cell table:style-name="ce2"/>
          <table:table-cell table:style-name="ce10" table:number-columns-repeated="3"/>
          <table:table-cell table:number-columns-repeated="1020"/>
        </table:table-row>
        <table:table-row table:style-name="ro2">
          <table:table-cell table:style-name="ce2" office:value-type="string" calcext:value-type="string">
            <text:p>SO Bi-polar</text:p>
          </table:table-cell>
          <table:table-cell table:style-name="ce7" office:value-type="string" calcext:value-type="string">
            <text:p>[ 0.69295814  0.9316786 ][ 0.03861698  0.05106587]</text:p>
            <text:p>62.86s</text:p>
          </table:table-cell>
          <table:table-cell table:style-name="ce7" office:value-type="string" calcext:value-type="string">
            <text:p>[ 0.72041458  0.93907564]</text:p>
            <text:p>[ 0.00619943  0.00893847]</text:p>
            <text:p>69.67s</text:p>
          </table:table-cell>
          <table:table-cell table:style-name="ce7" office:value-type="string" calcext:value-type="string">
            <text:p>[ 0.66380086  0.88223689]</text:p>
            <text:p>[ 0.00430832  0.00524631]</text:p>
            <text:p>4834.58s</text:p>
          </table:table-cell>
          <table:table-cell table:number-columns-repeated="1020"/>
        </table:table-row>
        <table:table-row table:style-name="ro2" table:number-rows-repeated="19">
          <table:table-cell table:number-columns-repeated="1024"/>
        </table:table-row>
        <table:table-row table:style-name="ro2" table:number-rows-repeated="2">
          <table:table-cell/>
          <table:table-cell table:style-name="ce5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10">
          <table:table-cell table:number-columns-repeated="2"/>
          <table:table-cell table:style-name="ce2"/>
          <table:table-cell table:style-name="ce7"/>
          <table:table-cell table:number-columns-repeated="1020"/>
        </table:table-row>
        <table:table-row table:style-name="ro2">
          <table:table-cell table:number-columns-repeated="2"/>
          <table:table-cell table:style-name="ce2"/>
          <table:table-cell table:style-name="ce8"/>
          <table:table-cell table:number-columns-repeated="1020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Mono1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1">00/00/0000</text:date>, <text:time style:data-style-name="N2" text:time-value="22:09:14.3277565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8T13:12:44.447097730</meta:creation-date>
    <dc:date>2017-02-11T22:09:30.314250364</dc:date>
    <meta:editing-duration>PT7H29M26S</meta:editing-duration>
    <meta:editing-cycles>15</meta:editing-cycles>
    <meta:generator>LibreOffice/5.1.4.2$Linux_X86_64 LibreOffice_project/10m0$Build-2</meta:generator>
    <meta:document-statistic meta:table-count="1" meta:cell-count="90" meta:object-count="0"/>
  </office:meta>
</office:document-meta>
</file>